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  <style:text-properties style:font-size-asian="18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Métiers &amp; Outils En Informatique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Métiers En Informatique 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Développeur informatique</text:p>
              </text:list-item>
              <text:list-item>
                <text:p>Technicien de maintenance </text:p>
              </text:list-item>
              <text:list-item>
                <text:p>Hot liner</text:p>
              </text:list-item>
              <text:list-item>
                <text:p>Référent digital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ompétences d’un Développeur Info.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Développeur informatique</text:p>
              </text:list-item>
            </text:list>
            <text:list text:style-name="L3">
              <text:list-item>
                <text:p>Connaître les concepts de programmation </text:p>
              </text:list-item>
              <text:list-item>
                <text:p>Maîtriser les langages de la programmation : PHP JAVA .NET</text:p>
              </text:list-item>
              <text:list-item>
                <text:p>Maîtriser les outils de CMS (Content Management System), Framework et outils d’édition de code : Symfony, JQUERY</text:p>
              </text:list-item>
              <text:list-item>
                <text:p>Créativité et imaginatif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ompétences d’un Tech. De Maint.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Technicien de maintenance </text:p>
              </text:list-item>
              <text:list-item>
                <text:p>Savoir diagnostiquer une panne</text:p>
              </text:list-item>
              <text:list-item>
                <text:p>Remplacer un matériel défectueux</text:p>
              </text:list-item>
              <text:list-item>
                <text:p>Tester les équipements</text:p>
              </text:list-item>
              <text:list-item>
                <text:p>Effectuer l’entretien des matériel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Compétences d’un Hot liner 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Hot liner </text:p>
              </text:list-item>
              <text:list-item>
                <text:p>Connaissances en informatique</text:p>
              </text:list-item>
              <text:list-item>
                <text:p>Attentif</text:p>
              </text:list-item>
              <text:list-item>
                <text:p>Rigueur</text:p>
              </text:list-item>
              <text:list-item>
                <text:p>Enthousiasme</text:p>
              </text:list-item>
              <text:list-item>
                <text:p>Parfaite élocution 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Compétences d’un Référent Digital 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Référent digital</text:p>
              </text:list-item>
              <text:list-item>
                <text:p>Connaissances en informatique </text:p>
              </text:list-item>
              <text:list-item>
                <text:p>Autonomie </text:p>
              </text:list-item>
              <text:list-item>
                <text:p>Polyvalence</text:p>
              </text:list-item>
              <text:list-item>
                <text:p>Rigueur </text:p>
              </text:list-item>
              <text:list-item>
                <text:p>Orienté recherch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Outils informatiques 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Ordinateur </text:p>
              </text:list-item>
              <text:list-item>
                <text:p><text:s/></text:p>
              </text:list-item>
              <text:list-item>
                <text:p>Hardware : tout ce qui est matériel (clavier, écran, souris, etc.)</text:p>
              </text:list-item>
              <text:list-item>
                <text:p/>
              </text:list-item>
              <text:list-item>
                <text:p>Softawre : tout ce qui est logicie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éro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6T10:17:28.850016346</meta:creation-date>
    <meta:editing-duration>PT50M51S</meta:editing-duration>
    <meta:editing-cycles>4</meta:editing-cycles>
    <meta:generator>LibreOffice/5.4.5.1$Linux_X86_64 LibreOffice_project/40m0$Build-1</meta:generator>
    <dc:date>2018-04-03T09:30:15.307356740</dc:date>
    <meta:document-statistic meta:object-count="6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